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52.61pt"/>
    </style:style>
    <style:style style:name="co7" style:family="table-column">
      <style:table-column-properties fo:break-before="auto" style:column-width="36.45pt"/>
    </style:style>
    <style:style style:name="co8" style:family="table-column">
      <style:table-column-properties fo:break-before="auto" style:column-width="42.09pt"/>
    </style:style>
    <style:style style:name="co9" style:family="table-column">
      <style:table-column-properties fo:break-before="auto" style:column-width="23.84pt"/>
    </style:style>
    <style:style style:name="co10" style:family="table-column">
      <style:table-column-properties fo:break-before="auto" style:column-width="50.14pt"/>
    </style:style>
    <style:style style:name="co11" style:family="table-column">
      <style:table-column-properties fo:break-before="auto" style:column-width="40.71pt"/>
    </style:style>
    <style:style style:name="co12" style:family="table-column">
      <style:table-column-properties fo:break-before="auto" style:column-width="44.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5.91pt" svg:height="255.34pt" svg:x="839.82pt" svg:y="296.42pt">
            <draw:object draw:notify-on-update-of-ranges="Sheet1.B1:Sheet1.B1 Sheet1.B2:Sheet1.B21 Sheet1.E1:Sheet1.E1 Sheet1.E2:Sheet1.E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86.11pt" svg:height="255.09pt" svg:x="6.12pt" svg:y="288.51pt">
            <draw:object draw:notify-on-update-of-ranges="Sheet1.B1:Sheet1.B1 Sheet1.B2:Sheet1.B21 Sheet1.L1:Sheet1.L1 Sheet1.L2:Sheet1.L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30.98pt" svg:height="255.34pt" svg:x="394.78pt" svg:y="290.01pt">
            <draw:object draw:notify-on-update-of-ranges="Sheet1.B1:Sheet1.B1 Sheet1.B2:Sheet1.B21 Sheet1.D1:Sheet1.D1 Sheet1.D2:Sheet1.D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63.71pt" svg:height="255.09pt" svg:x="649.05pt" svg:y="14.97pt">
            <draw:object draw:notify-on-update-of-ranges="Sheet1.B1:Sheet1.B1 Sheet1.B2:Sheet1.B21 Sheet1.N1:Sheet1.N1 Sheet1.N2:Sheet1.N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378.57pt" svg:height="255.09pt" svg:x="919.84pt" svg:y="6.8pt">
            <draw:object draw:notify-on-update-of-ranges="Sheet1.B1:Sheet1.B1 Sheet1.B2:Sheet1.B21 Sheet1.K1:Sheet1.K1 Sheet1.K2:Sheet1.K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adspace</text:p>
          </table:table-cell>
          <table:table-cell office:value-type="string" calcext:value-type="string">
            <text:p>Outline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HPWL</text:p>
          </table:table-cell>
          <table:table-cell office:value-type="string" calcext:value-type="string">
            <text:p>Power_HPWL</text:p>
          </table:table-cell>
          <table:table-cell office:value-type="string" calcext:value-type="string">
            <text:p>TSVs</text:p>
          </table:table-cell>
          <table:table-cell office:value-type="string" calcext:value-type="string">
            <text:p>Power_TSVs</text:p>
          </table:table-cell>
          <table:table-cell office:value-type="string" calcext:value-type="string">
            <text:p>TSVs/Island</text:p>
          </table:table-cell>
          <table:table-cell office:value-type="string" calcext:value-type="string">
            <text:p>Deadspace/TSVs</text:p>
          </table:table-cell>
          <table:table-cell office:value-type="string" calcext:value-type="string">
            <text:p>Critical_Delay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elay * P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  <table:table-cell table:formula="of:=[.D2]*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table:formula="of:=[.D3]*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1235" calcext:value-type="float">
            <text:p>30.1235</text:p>
          </table:table-cell>
          <table:table-cell office:value-type="float" office:value="0.0977331" calcext:value-type="float">
            <text:p>0.0977331</text:p>
          </table:table-cell>
          <table:table-cell office:value-type="float" office:value="11.8903" calcext:value-type="float">
            <text:p>11.8903</text:p>
          </table:table-cell>
          <table:table-cell office:value-type="float" office:value="7345340" calcext:value-type="float">
            <text:p>7.35E+006</text:p>
          </table:table-cell>
          <table:table-cell office:value-type="float" office:value="0.402138" calcext:value-type="float">
            <text:p>0.402138</text:p>
          </table:table-cell>
          <table:table-cell office:value-type="float" office:value="2941" calcext:value-type="float">
            <text:p>2941</text:p>
          </table:table-cell>
          <table:table-cell office:value-type="float" office:value="0.00948283" calcext:value-type="float">
            <text:p>0.00948283</text:p>
          </table:table-cell>
          <table:table-cell office:value-type="float" office:value="27" calcext:value-type="float">
            <text:p>27</text:p>
          </table:table-cell>
          <table:table-cell office:value-type="float" office:value="2.4974" calcext:value-type="float">
            <text:p>2.4974</text:p>
          </table:table-cell>
          <table:table-cell office:value-type="float" office:value="0.761162" calcext:value-type="float">
            <text:p>0.761162</text:p>
          </table:table-cell>
          <table:table-cell office:value-type="float" office:value="362.55" calcext:value-type="float">
            <text:p>362.55</text:p>
          </table:table-cell>
          <table:table-cell office:value-type="float" office:value="1276.1" calcext:value-type="float">
            <text:p>1276.1</text:p>
          </table:table-cell>
          <table:table-cell table:formula="of:=[.D4]*[.K4]" office:value-type="float" office:value="9.0504445286" calcext:value-type="float">
            <text:p>9.0504445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.7205" calcext:value-type="float">
            <text:p>33.7205</text:p>
          </table:table-cell>
          <table:table-cell office:value-type="float" office:value="0.103037" calcext:value-type="float">
            <text:p>0.103037</text:p>
          </table:table-cell>
          <table:table-cell office:value-type="float" office:value="12.6129" calcext:value-type="float">
            <text:p>12.6129</text:p>
          </table:table-cell>
          <table:table-cell office:value-type="float" office:value="7493620" calcext:value-type="float">
            <text:p>7.49E+006</text:p>
          </table:table-cell>
          <table:table-cell office:value-type="float" office:value="0.451647" calcext:value-type="float">
            <text:p>0.451647</text:p>
          </table:table-cell>
          <table:table-cell office:value-type="float" office:value="2824" calcext:value-type="float">
            <text:p>2824</text:p>
          </table:table-cell>
          <table:table-cell office:value-type="float" office:value="0.0101361" calcext:value-type="float">
            <text:p>0.0101361</text:p>
          </table:table-cell>
          <table:table-cell office:value-type="float" office:value="25" calcext:value-type="float">
            <text:p>25</text:p>
          </table:table-cell>
          <table:table-cell office:value-type="float" office:value="2.03197" calcext:value-type="float">
            <text:p>2.03197</text:p>
          </table:table-cell>
          <table:table-cell office:value-type="float" office:value="0.724834" calcext:value-type="float">
            <text:p>0.724834</text:p>
          </table:table-cell>
          <table:table-cell office:value-type="float" office:value="368.52" calcext:value-type="float">
            <text:p>368.52</text:p>
          </table:table-cell>
          <table:table-cell office:value-type="float" office:value="1101.63" calcext:value-type="float">
            <text:p>1101.63</text:p>
          </table:table-cell>
          <table:table-cell table:formula="of:=[.D5]*[.K5]" office:value-type="float" office:value="9.1422587586" calcext:value-type="float">
            <text:p>9.1422587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0306" calcext:value-type="float">
            <text:p>33.0306</text:p>
          </table:table-cell>
          <table:table-cell office:value-type="float" office:value="0.101976" calcext:value-type="float">
            <text:p>0.101976</text:p>
          </table:table-cell>
          <table:table-cell office:value-type="float" office:value="11.5629" calcext:value-type="float">
            <text:p>11.5629</text:p>
          </table:table-cell>
          <table:table-cell office:value-type="float" office:value="7249840" calcext:value-type="float">
            <text:p>7.25E+006</text:p>
          </table:table-cell>
          <table:table-cell office:value-type="float" office:value="0.379172" calcext:value-type="float">
            <text:p>0.379172</text:p>
          </table:table-cell>
          <table:table-cell office:value-type="float" office:value="2808" calcext:value-type="float">
            <text:p>2808</text:p>
          </table:table-cell>
          <table:table-cell office:value-type="float" office:value="0.00872434" calcext:value-type="float">
            <text:p>0.00872434</text:p>
          </table:table-cell>
          <table:table-cell office:value-type="float" office:value="25" calcext:value-type="float">
            <text:p>25</text:p>
          </table:table-cell>
          <table:table-cell office:value-type="float" office:value="2.08412" calcext:value-type="float">
            <text:p>2.08412</text:p>
          </table:table-cell>
          <table:table-cell office:value-type="float" office:value="0.799337" calcext:value-type="float">
            <text:p>0.799337</text:p>
          </table:table-cell>
          <table:table-cell office:value-type="float" office:value="362.18" calcext:value-type="float">
            <text:p>362.18</text:p>
          </table:table-cell>
          <table:table-cell office:value-type="float" office:value="1521.78" calcext:value-type="float">
            <text:p>1521.78</text:p>
          </table:table-cell>
          <table:table-cell table:formula="of:=[.D6]*[.K6]" office:value-type="float" office:value="9.2426537973" calcext:value-type="float">
            <text:p>9.2426537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2685" calcext:value-type="float">
            <text:p>34.2685</text:p>
          </table:table-cell>
          <table:table-cell office:value-type="float" office:value="0.103896" calcext:value-type="float">
            <text:p>0.103896</text:p>
          </table:table-cell>
          <table:table-cell office:value-type="float" office:value="11.388" calcext:value-type="float">
            <text:p>11.388</text:p>
          </table:table-cell>
          <table:table-cell office:value-type="float" office:value="7513990" calcext:value-type="float">
            <text:p>7.51E+006</text:p>
          </table:table-cell>
          <table:table-cell office:value-type="float" office:value="0.37933" calcext:value-type="float">
            <text:p>0.37933</text:p>
          </table:table-cell>
          <table:table-cell office:value-type="float" office:value="2858" calcext:value-type="float">
            <text:p>2858</text:p>
          </table:table-cell>
          <table:table-cell office:value-type="float" office:value="0.00864982" calcext:value-type="float">
            <text:p>0.00864982</text:p>
          </table:table-cell>
          <table:table-cell office:value-type="float" office:value="26" calcext:value-type="float">
            <text:p>26</text:p>
          </table:table-cell>
          <table:table-cell office:value-type="float" office:value="2.00681" calcext:value-type="float">
            <text:p>2.00681</text:p>
          </table:table-cell>
          <table:table-cell office:value-type="float" office:value="0.816232" calcext:value-type="float">
            <text:p>0.816232</text:p>
          </table:table-cell>
          <table:table-cell office:value-type="float" office:value="362.17" calcext:value-type="float">
            <text:p>362.17</text:p>
          </table:table-cell>
          <table:table-cell office:value-type="float" office:value="1379.21" calcext:value-type="float">
            <text:p>1379.21</text:p>
          </table:table-cell>
          <table:table-cell table:formula="of:=[.D7]*[.K7]" office:value-type="float" office:value="9.295250016" calcext:value-type="float">
            <text:p>9.295250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6802" calcext:value-type="float">
            <text:p>34.6802</text:p>
          </table:table-cell>
          <table:table-cell office:value-type="float" office:value="0.104551" calcext:value-type="float">
            <text:p>0.104551</text:p>
          </table:table-cell>
          <table:table-cell office:value-type="float" office:value="11.7728" calcext:value-type="float">
            <text:p>11.7728</text:p>
          </table:table-cell>
          <table:table-cell office:value-type="float" office:value="7513420" calcext:value-type="float">
            <text:p>7.51E+006</text:p>
          </table:table-cell>
          <table:table-cell office:value-type="float" office:value="0.408228" calcext:value-type="float">
            <text:p>0.408228</text:p>
          </table:table-cell>
          <table:table-cell office:value-type="float" office:value="2878" calcext:value-type="float">
            <text:p>2878</text:p>
          </table:table-cell>
          <table:table-cell office:value-type="float" office:value="0.00930426" calcext:value-type="float">
            <text:p>0.00930426</text:p>
          </table:table-cell>
          <table:table-cell office:value-type="float" office:value="25" calcext:value-type="float">
            <text:p>25</text:p>
          </table:table-cell>
          <table:table-cell office:value-type="float" office:value="1.98436" calcext:value-type="float">
            <text:p>1.98436</text:p>
          </table:table-cell>
          <table:table-cell office:value-type="float" office:value="0.795712" calcext:value-type="float">
            <text:p>0.795712</text:p>
          </table:table-cell>
          <table:table-cell office:value-type="float" office:value="362.53" calcext:value-type="float">
            <text:p>362.53</text:p>
          </table:table-cell>
          <table:table-cell office:value-type="float" office:value="1743.43" calcext:value-type="float">
            <text:p>1743.43</text:p>
          </table:table-cell>
          <table:table-cell table:formula="of:=[.D8]*[.K8]" office:value-type="float" office:value="9.3677582336" calcext:value-type="float">
            <text:p>9.3677582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.1539" calcext:value-type="float">
            <text:p>33.1539</text:p>
          </table:table-cell>
          <table:table-cell office:value-type="float" office:value="0.102164" calcext:value-type="float">
            <text:p>0.102164</text:p>
          </table:table-cell>
          <table:table-cell office:value-type="float" office:value="12.0021" calcext:value-type="float">
            <text:p>12.0021</text:p>
          </table:table-cell>
          <table:table-cell office:value-type="float" office:value="7470110" calcext:value-type="float">
            <text:p>7.47E+006</text:p>
          </table:table-cell>
          <table:table-cell office:value-type="float" office:value="0.414842" calcext:value-type="float">
            <text:p>0.414842</text:p>
          </table:table-cell>
          <table:table-cell office:value-type="float" office:value="2879" calcext:value-type="float">
            <text:p>2879</text:p>
          </table:table-cell>
          <table:table-cell office:value-type="float" office:value="0.00933699" calcext:value-type="float">
            <text:p>0.00933699</text:p>
          </table:table-cell>
          <table:table-cell office:value-type="float" office:value="24" calcext:value-type="float">
            <text:p>24</text:p>
          </table:table-cell>
          <table:table-cell office:value-type="float" office:value="2.12495" calcext:value-type="float">
            <text:p>2.12495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361.43" calcext:value-type="float">
            <text:p>361.43</text:p>
          </table:table-cell>
          <table:table-cell office:value-type="float" office:value="1166.61" calcext:value-type="float">
            <text:p>1166.61</text:p>
          </table:table-cell>
          <table:table-cell table:formula="of:=[.D9]*[.K9]" office:value-type="float" office:value="9.4508976177" calcext:value-type="float">
            <text:p>9.45089761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.1306" calcext:value-type="float">
            <text:p>39.1306</text:p>
          </table:table-cell>
          <table:table-cell office:value-type="float" office:value="0.112195" calcext:value-type="float">
            <text:p>0.112195</text:p>
          </table:table-cell>
          <table:table-cell office:value-type="float" office:value="11.4394" calcext:value-type="float">
            <text:p>11.4394</text:p>
          </table:table-cell>
          <table:table-cell office:value-type="float" office:value="7428600" calcext:value-type="float">
            <text:p>7.43E+006</text:p>
          </table:table-cell>
          <table:table-cell office:value-type="float" office:value="0.37887" calcext:value-type="float">
            <text:p>0.37887</text:p>
          </table:table-cell>
          <table:table-cell office:value-type="float" office:value="2936" calcext:value-type="float">
            <text:p>2936</text:p>
          </table:table-cell>
          <table:table-cell office:value-type="float" office:value="0.00887555" calcext:value-type="float">
            <text:p>0.00887555</text:p>
          </table:table-cell>
          <table:table-cell office:value-type="float" office:value="25" calcext:value-type="float">
            <text:p>25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836835" calcext:value-type="float">
            <text:p>0.836835</text:p>
          </table:table-cell>
          <table:table-cell office:value-type="float" office:value="358.5" calcext:value-type="float">
            <text:p>358.5</text:p>
          </table:table-cell>
          <table:table-cell office:value-type="float" office:value="1003.18" calcext:value-type="float">
            <text:p>1003.18</text:p>
          </table:table-cell>
          <table:table-cell table:formula="of:=[.D10]*[.K10]" office:value-type="float" office:value="9.572890299" calcext:value-type="float">
            <text:p>9.572890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2135" calcext:value-type="float">
            <text:p>33.2135</text:p>
          </table:table-cell>
          <table:table-cell office:value-type="float" office:value="0.102255" calcext:value-type="float">
            <text:p>0.102255</text:p>
          </table:table-cell>
          <table:table-cell office:value-type="float" office:value="11.3944" calcext:value-type="float">
            <text:p>11.3944</text:p>
          </table:table-cell>
          <table:table-cell office:value-type="float" office:value="7576880" calcext:value-type="float">
            <text:p>7.58E+006</text:p>
          </table:table-cell>
          <table:table-cell office:value-type="float" office:value="0.384331" calcext:value-type="float">
            <text:p>0.384331</text:p>
          </table:table-cell>
          <table:table-cell office:value-type="float" office:value="2851" calcext:value-type="float">
            <text:p>2851</text:p>
          </table:table-cell>
          <table:table-cell office:value-type="float" office:value="0.00865531" calcext:value-type="float">
            <text:p>0.00865531</text:p>
          </table:table-cell>
          <table:table-cell office:value-type="float" office:value="25" calcext:value-type="float">
            <text:p>25</text:p>
          </table:table-cell>
          <table:table-cell office:value-type="float" office:value="2.09864" calcext:value-type="float">
            <text:p>2.09864</text:p>
          </table:table-cell>
          <table:table-cell office:value-type="float" office:value="0.840427" calcext:value-type="float">
            <text:p>0.840427</text:p>
          </table:table-cell>
          <table:table-cell office:value-type="float" office:value="359.8" calcext:value-type="float">
            <text:p>359.8</text:p>
          </table:table-cell>
          <table:table-cell office:value-type="float" office:value="1150.34" calcext:value-type="float">
            <text:p>1150.34</text:p>
          </table:table-cell>
          <table:table-cell table:formula="of:=[.D11]*[.K11]" office:value-type="float" office:value="9.5761614088" calcext:value-type="float">
            <text:p>9.5761614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3958" calcext:value-type="float">
            <text:p>36.3958</text:p>
          </table:table-cell>
          <table:table-cell office:value-type="float" office:value="0.107371" calcext:value-type="float">
            <text:p>0.107371</text:p>
          </table:table-cell>
          <table:table-cell office:value-type="float" office:value="12.2651" calcext:value-type="float">
            <text:p>12.2651</text:p>
          </table:table-cell>
          <table:table-cell office:value-type="float" office:value="7263740" calcext:value-type="float">
            <text:p>7.26E+006</text:p>
          </table:table-cell>
          <table:table-cell office:value-type="float" office:value="0.413856" calcext:value-type="float">
            <text:p>0.413856</text:p>
          </table:table-cell>
          <table:table-cell office:value-type="float" office:value="2872" calcext:value-type="float">
            <text:p>2872</text:p>
          </table:table-cell>
          <table:table-cell office:value-type="float" office:value="0.00984789" calcext:value-type="float">
            <text:p>0.00984789</text:p>
          </table:table-cell>
          <table:table-cell office:value-type="float" office:value="25" calcext:value-type="float">
            <text:p>25</text:p>
          </table:table-cell>
          <table:table-cell office:value-type="float" office:value="1.83732" calcext:value-type="float">
            <text:p>1.83732</text:p>
          </table:table-cell>
          <table:table-cell office:value-type="float" office:value="0.781624" calcext:value-type="float">
            <text:p>0.781624</text:p>
          </table:table-cell>
          <table:table-cell office:value-type="float" office:value="363.49" calcext:value-type="float">
            <text:p>363.49</text:p>
          </table:table-cell>
          <table:table-cell office:value-type="float" office:value="1686.26" calcext:value-type="float">
            <text:p>1686.26</text:p>
          </table:table-cell>
          <table:table-cell table:formula="of:=[.D12]*[.K12]" office:value-type="float" office:value="9.5866965224" calcext:value-type="float">
            <text:p>9.5866965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3318" calcext:value-type="float">
            <text:p>29.3318</text:p>
          </table:table-cell>
          <table:table-cell office:value-type="float" office:value="0.0966382" calcext:value-type="float">
            <text:p>0.0966382</text:p>
          </table:table-cell>
          <table:table-cell office:value-type="float" office:value="11.2066" calcext:value-type="float">
            <text:p>11.2066</text:p>
          </table:table-cell>
          <table:table-cell office:value-type="float" office:value="7282030" calcext:value-type="float">
            <text:p>7.28E+006</text:p>
          </table:table-cell>
          <table:table-cell office:value-type="float" office:value="0.359424" calcext:value-type="float">
            <text:p>0.359424</text:p>
          </table:table-cell>
          <table:table-cell office:value-type="float" office:value="2894" calcext:value-type="float">
            <text:p>2894</text:p>
          </table:table-cell>
          <table:table-cell office:value-type="float" office:value="0.00853836" calcext:value-type="float">
            <text:p>0.00853836</text:p>
          </table:table-cell>
          <table:table-cell office:value-type="float" office:value="24" calcext:value-type="float">
            <text:p>24</text:p>
          </table:table-cell>
          <table:table-cell office:value-type="float" office:value="2.55241" calcext:value-type="float">
            <text:p>2.55241</text:p>
          </table:table-cell>
          <table:table-cell office:value-type="float" office:value="0.879299" calcext:value-type="float">
            <text:p>0.879299</text:p>
          </table:table-cell>
          <table:table-cell office:value-type="float" office:value="357.79" calcext:value-type="float">
            <text:p>357.79</text:p>
          </table:table-cell>
          <table:table-cell office:value-type="float" office:value="1340.83" calcext:value-type="float">
            <text:p>1340.83</text:p>
          </table:table-cell>
          <table:table-cell table:formula="of:=[.D13]*[.K13]" office:value-type="float" office:value="9.8539521734" calcext:value-type="float">
            <text:p>9.85395217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0215" calcext:value-type="float">
            <text:p>34.0215</text:p>
          </table:table-cell>
          <table:table-cell office:value-type="float" office:value="0.103507" calcext:value-type="float">
            <text:p>0.103507</text:p>
          </table:table-cell>
          <table:table-cell office:value-type="float" office:value="11.2603" calcext:value-type="float">
            <text:p>11.2603</text:p>
          </table:table-cell>
          <table:table-cell office:value-type="float" office:value="7513910" calcext:value-type="float">
            <text:p>7.51E+006</text:p>
          </table:table-cell>
          <table:table-cell office:value-type="float" office:value="0.370619" calcext:value-type="float">
            <text:p>0.370619</text:p>
          </table:table-cell>
          <table:table-cell office:value-type="float" office:value="2828" calcext:value-type="float">
            <text:p>2828</text:p>
          </table:table-cell>
          <table:table-cell office:value-type="float" office:value="0.00842357" calcext:value-type="float">
            <text:p>0.00842357</text:p>
          </table:table-cell>
          <table:table-cell office:value-type="float" office:value="26" calcext:value-type="float">
            <text:p>26</text:p>
          </table:table-cell>
          <table:table-cell office:value-type="float" office:value="2.00768" calcext:value-type="float">
            <text:p>2.00768</text:p>
          </table:table-cell>
          <table:table-cell office:value-type="float" office:value="0.877667" calcext:value-type="float">
            <text:p>0.877667</text:p>
          </table:table-cell>
          <table:table-cell office:value-type="float" office:value="361.12" calcext:value-type="float">
            <text:p>361.12</text:p>
          </table:table-cell>
          <table:table-cell office:value-type="float" office:value="976.519" calcext:value-type="float">
            <text:p>976.519</text:p>
          </table:table-cell>
          <table:table-cell table:formula="of:=[.D14]*[.K14]" office:value-type="float" office:value="9.8827937201" calcext:value-type="float">
            <text:p>9.8827937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5094" calcext:value-type="float">
            <text:p>33.5094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11.3291" calcext:value-type="float">
            <text:p>11.3291</text:p>
          </table:table-cell>
          <table:table-cell office:value-type="float" office:value="7262290" calcext:value-type="float">
            <text:p>7.26E+006</text:p>
          </table:table-cell>
          <table:table-cell office:value-type="float" office:value="0.362277" calcext:value-type="float">
            <text:p>0.362277</text:p>
          </table:table-cell>
          <table:table-cell office:value-type="float" office:value="2836" calcext:value-type="float">
            <text:p>2836</text:p>
          </table:table-cell>
          <table:table-cell office:value-type="float" office:value="0.00850998" calcext:value-type="float">
            <text:p>0.00850998</text:p>
          </table:table-cell>
          <table:table-cell office:value-type="float" office:value="27" calcext:value-type="float">
            <text:p>27</text:p>
          </table:table-cell>
          <table:table-cell office:value-type="float" office:value="2.06" calcext:value-type="float">
            <text:p>2.06</text:p>
          </table:table-cell>
          <table:table-cell office:value-type="float" office:value="0.877331" calcext:value-type="float">
            <text:p>0.877331</text:p>
          </table:table-cell>
          <table:table-cell office:value-type="float" office:value="360.46" calcext:value-type="float">
            <text:p>360.46</text:p>
          </table:table-cell>
          <table:table-cell office:value-type="float" office:value="1365.18" calcext:value-type="float">
            <text:p>1365.18</text:p>
          </table:table-cell>
          <table:table-cell table:formula="of:=[.D15]*[.K15]" office:value-type="float" office:value="9.9393706321" calcext:value-type="float">
            <text:p>9.9393706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6682" calcext:value-type="float">
            <text:p>33.6682</text:p>
          </table:table-cell>
          <table:table-cell office:value-type="float" office:value="0.102956" calcext:value-type="float">
            <text:p>0.102956</text:p>
          </table:table-cell>
          <table:table-cell office:value-type="float" office:value="12.3496" calcext:value-type="float">
            <text:p>12.3496</text:p>
          </table:table-cell>
          <table:table-cell office:value-type="float" office:value="7483310" calcext:value-type="float">
            <text:p>7.48E+006</text:p>
          </table:table-cell>
          <table:table-cell office:value-type="float" office:value="0.431997" calcext:value-type="float">
            <text:p>0.431997</text:p>
          </table:table-cell>
          <table:table-cell office:value-type="float" office:value="2902" calcext:value-type="float">
            <text:p>2902</text:p>
          </table:table-cell>
          <table:table-cell office:value-type="float" office:value="0.00992228" calcext:value-type="float">
            <text:p>0.00992228</text:p>
          </table:table-cell>
          <table:table-cell office:value-type="float" office:value="25" calcext:value-type="float">
            <text:p>25</text:p>
          </table:table-cell>
          <table:table-cell office:value-type="float" office:value="2.09299" calcext:value-type="float">
            <text:p>2.09299</text:p>
          </table:table-cell>
          <table:table-cell office:value-type="float" office:value="0.809949" calcext:value-type="float">
            <text:p>0.80994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756.52" calcext:value-type="float">
            <text:p>1756.52</text:p>
          </table:table-cell>
          <table:table-cell table:formula="of:=[.D16]*[.K16]" office:value-type="float" office:value="10.0025461704" calcext:value-type="float">
            <text:p>10.0025461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3484" calcext:value-type="float">
            <text:p>35.3484</text:p>
          </table:table-cell>
          <table:table-cell office:value-type="float" office:value="0.105631" calcext:value-type="float">
            <text:p>0.105631</text:p>
          </table:table-cell>
          <table:table-cell office:value-type="float" office:value="11.3681" calcext:value-type="float">
            <text:p>11.3681</text:p>
          </table:table-cell>
          <table:table-cell office:value-type="float" office:value="7366430" calcext:value-type="float">
            <text:p>7.37E+006</text:p>
          </table:table-cell>
          <table:table-cell office:value-type="float" office:value="0.375533" calcext:value-type="float">
            <text:p>0.375533</text:p>
          </table:table-cell>
          <table:table-cell office:value-type="float" office:value="2881" calcext:value-type="float">
            <text:p>2881</text:p>
          </table:table-cell>
          <table:table-cell office:value-type="float" office:value="0.00874351" calcext:value-type="float">
            <text:p>0.00874351</text:p>
          </table:table-cell>
          <table:table-cell office:value-type="float" office:value="26" calcext:value-type="float">
            <text:p>26</text:p>
          </table:table-cell>
          <table:table-cell office:value-type="float" office:value="1.92895" calcext:value-type="float">
            <text:p>1.92895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360.78" calcext:value-type="float">
            <text:p>360.78</text:p>
          </table:table-cell>
          <table:table-cell office:value-type="float" office:value="1073.71" calcext:value-type="float">
            <text:p>1073.71</text:p>
          </table:table-cell>
          <table:table-cell table:formula="of:=[.D17]*[.K17]" office:value-type="float" office:value="10.0691922621" calcext:value-type="float">
            <text:p>10.0691922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0204" calcext:value-type="float">
            <text:p>42.0204</text:p>
          </table:table-cell>
          <table:table-cell office:value-type="float" office:value="0.117787" calcext:value-type="float">
            <text:p>0.117787</text:p>
          </table:table-cell>
          <table:table-cell office:value-type="float" office:value="11.3468" calcext:value-type="float">
            <text:p>11.3468</text:p>
          </table:table-cell>
          <table:table-cell office:value-type="float" office:value="7705120" calcext:value-type="float">
            <text:p>7.71E+006</text:p>
          </table:table-cell>
          <table:table-cell office:value-type="float" office:value="0.385186" calcext:value-type="float">
            <text:p>0.385186</text:p>
          </table:table-cell>
          <table:table-cell office:value-type="float" office:value="2835" calcext:value-type="float">
            <text:p>2835</text:p>
          </table:table-cell>
          <table:table-cell office:value-type="float" office:value="0.00851228" calcext:value-type="float">
            <text:p>0.00851228</text:p>
          </table:table-cell>
          <table:table-cell office:value-type="float" office:value="25" calcext:value-type="float">
            <text:p>25</text:p>
          </table:table-cell>
          <table:table-cell office:value-type="float" office:value="1.43197" calcext:value-type="float">
            <text:p>1.43197</text:p>
          </table:table-cell>
          <table:table-cell office:value-type="float" office:value="0.896867" calcext:value-type="float">
            <text:p>0.896867</text:p>
          </table:table-cell>
          <table:table-cell office:value-type="float" office:value="357.39" calcext:value-type="float">
            <text:p>357.39</text:p>
          </table:table-cell>
          <table:table-cell office:value-type="float" office:value="1316.18" calcext:value-type="float">
            <text:p>1316.18</text:p>
          </table:table-cell>
          <table:table-cell table:formula="of:=[.D18]*[.K18]" office:value-type="float" office:value="10.1765704756" calcext:value-type="float">
            <text:p>10.17657047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2668" calcext:value-type="float">
            <text:p>40.2668</text:p>
          </table:table-cell>
          <table:table-cell office:value-type="float" office:value="0.114329" calcext:value-type="float">
            <text:p>0.114329</text:p>
          </table:table-cell>
          <table:table-cell office:value-type="float" office:value="11.5521" calcext:value-type="float">
            <text:p>11.5521</text:p>
          </table:table-cell>
          <table:table-cell office:value-type="float" office:value="7708840" calcext:value-type="float">
            <text:p>7.71E+006</text:p>
          </table:table-cell>
          <table:table-cell office:value-type="float" office:value="0.393228" calcext:value-type="float">
            <text:p>0.393228</text:p>
          </table:table-cell>
          <table:table-cell office:value-type="float" office:value="2843" calcext:value-type="float">
            <text:p>2843</text:p>
          </table:table-cell>
          <table:table-cell office:value-type="float" office:value="0.00861531" calcext:value-type="float">
            <text:p>0.00861531</text:p>
          </table:table-cell>
          <table:table-cell office:value-type="float" office:value="25" calcext:value-type="float">
            <text:p>25</text:p>
          </table:table-cell>
          <table:table-cell office:value-type="float" office:value="1.54388" calcext:value-type="float">
            <text:p>1.54388</text:p>
          </table:table-cell>
          <table:table-cell office:value-type="float" office:value="0.884378" calcext:value-type="float">
            <text:p>0.884378</text:p>
          </table:table-cell>
          <table:table-cell office:value-type="float" office:value="356.7" calcext:value-type="float">
            <text:p>356.7</text:p>
          </table:table-cell>
          <table:table-cell office:value-type="float" office:value="971.093" calcext:value-type="float">
            <text:p>971.093</text:p>
          </table:table-cell>
          <table:table-cell table:formula="of:=[.D19]*[.K19]" office:value-type="float" office:value="10.2164230938" calcext:value-type="float">
            <text:p>10.2164230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0738" calcext:value-type="float">
            <text:p>32.0738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11.3034" calcext:value-type="float">
            <text:p>11.3034</text:p>
          </table:table-cell>
          <table:table-cell office:value-type="float" office:value="7198770" calcext:value-type="float">
            <text:p>7.20E+006</text:p>
          </table:table-cell>
          <table:table-cell office:value-type="float" office:value="0.356047" calcext:value-type="float">
            <text:p>0.356047</text:p>
          </table:table-cell>
          <table:table-cell office:value-type="float" office:value="2859" calcext:value-type="float">
            <text:p>2859</text:p>
          </table:table-cell>
          <table:table-cell office:value-type="float" office:value="0.00850576" calcext:value-type="float">
            <text:p>0.00850576</text:p>
          </table:table-cell>
          <table:table-cell office:value-type="float" office:value="27" calcext:value-type="float">
            <text:p>27</text:p>
          </table:table-cell>
          <table:table-cell office:value-type="float" office:value="2.2165" calcext:value-type="float">
            <text:p>2.2165</text:p>
          </table:table-cell>
          <table:table-cell office:value-type="float" office:value="0.933811" calcext:value-type="float">
            <text:p>0.933811</text:p>
          </table:table-cell>
          <table:table-cell office:value-type="float" office:value="360.92" calcext:value-type="float">
            <text:p>360.92</text:p>
          </table:table-cell>
          <table:table-cell office:value-type="float" office:value="1290.1" calcext:value-type="float">
            <text:p>1290.1</text:p>
          </table:table-cell>
          <table:table-cell table:formula="of:=[.D20]*[.K20]" office:value-type="float" office:value="10.5552392574" calcext:value-type="float">
            <text:p>10.5552392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8053" calcext:value-type="float">
            <text:p>33.8053</text:p>
          </table:table-cell>
          <table:table-cell office:value-type="float" office:value="0.103169" calcext:value-type="float">
            <text:p>0.103169</text:p>
          </table:table-cell>
          <table:table-cell office:value-type="float" office:value="11.3315" calcext:value-type="float">
            <text:p>11.3315</text:p>
          </table:table-cell>
          <table:table-cell office:value-type="float" office:value="7239810" calcext:value-type="float">
            <text:p>7.24E+006</text:p>
          </table:table-cell>
          <table:table-cell office:value-type="float" office:value="0.355036" calcext:value-type="float">
            <text:p>0.355036</text:p>
          </table:table-cell>
          <table:table-cell office:value-type="float" office:value="2817" calcext:value-type="float">
            <text:p>2817</text:p>
          </table:table-cell>
          <table:table-cell office:value-type="float" office:value="0.00834535" calcext:value-type="float">
            <text:p>0.00834535</text:p>
          </table:table-cell>
          <table:table-cell office:value-type="float" office:value="24" calcext:value-type="float">
            <text:p>24</text:p>
          </table:table-cell>
          <table:table-cell office:value-type="float" office:value="2.01926" calcext:value-type="float">
            <text:p>2.01926</text:p>
          </table:table-cell>
          <table:table-cell office:value-type="float" office:value="0.958894" calcext:value-type="float">
            <text:p>0.958894</text:p>
          </table:table-cell>
          <table:table-cell office:value-type="float" office:value="362.09" calcext:value-type="float">
            <text:p>362.09</text:p>
          </table:table-cell>
          <table:table-cell office:value-type="float" office:value="900.729" calcext:value-type="float">
            <text:p>900.729</text:p>
          </table:table-cell>
          <table:table-cell table:formula="of:=[.D21]*[.K21]" office:value-type="float" office:value="10.865707361" calcext:value-type="float">
            <text:p>10.865707361</text:p>
          </table:table-cell>
        </table:table-row>
      </table:table>
      <table:named-expressions/>
      <table:database-ranges>
        <table:database-range table:name="__Anonymous_Sheet_DB__0" table:target-range-address="Sheet1.A1:Sheet1.N21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15:25.115802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07:14.914611789</meta:creation-date>
    <dc:date>2015-11-19T18:47:22.146473742</dc:date>
    <meta:editing-duration>P6DT8H13M3S</meta:editing-duration>
    <meta:editing-cycles>12</meta:editing-cycles>
    <meta:generator>LibreOffice/4.4.6.3$Linux_X86_64 LibreOffice_project/40m0$Build-3</meta:generator>
    <meta:document-statistic meta:table-count="1" meta:cell-count="2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56cm" svg:height="9cm" xlink:href=".." xlink:type="simple" chart:class="chart:bar" chart:style-name="ch1">
        <chart:legend chart:legend-position="end" svg:x="10.484cm" svg:y="3.952cm" style:legend-expansion="high" chart:style-name="ch2"/>
        <chart:plot-area chart:style-name="ch3" table:cell-range-address="Sheet1.B1:Sheet1.B21 Sheet1.K1:Sheet1.K21" chart:data-source-has-labels="row" svg:x="0.267cm" svg:y="0.18cm" svg:width="9.95cm" svg:height="8.64cm">
          <chartooo:coordinate-region svg:x="0.994cm" svg:y="0.38cm" svg:width="8.60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2:Sheet1.B21" chart:label-cell-address="Sheet1.B1:Sheet1.B1" chart:class="chart:bar">
            <chart:data-point chart:repeated="20"/>
          </chart:series>
          <chart:series chart:attached-axis="primary-y" chart:style-name="ch9" chart:values-cell-range-address="Sheet1.K2:Sheet1.K21" chart:label-cell-address="Sheet1.K1:Sheet1.K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space</text:p>
                <draw:g>
                  <svg:desc>Sheet1.B1:Sheet1.B1</svg:desc>
                </draw:g>
              </table:table-cell>
              <table:table-cell office:value-type="string">
                <text:p>Critical_Delay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1</svg:desc>
                </draw:g>
              </table:table-cell>
              <table:table-cell office:value-type="float" office:value="NaN">
                <text:p>NaN</text:p>
                <draw:g>
                  <svg:desc>Sheet1.K2:Sheet1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235">
                <text:p>30.1235</text:p>
              </table:table-cell>
              <table:table-cell office:value-type="float" office:value="0.761162">
                <text:p>0.761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205">
                <text:p>33.7205</text:p>
              </table:table-cell>
              <table:table-cell office:value-type="float" office:value="0.724834">
                <text:p>0.724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306">
                <text:p>33.0306</text:p>
              </table:table-cell>
              <table:table-cell office:value-type="float" office:value="0.799337">
                <text:p>0.799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685">
                <text:p>34.2685</text:p>
              </table:table-cell>
              <table:table-cell office:value-type="float" office:value="0.816232">
                <text:p>0.816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802">
                <text:p>34.6802</text:p>
              </table:table-cell>
              <table:table-cell office:value-type="float" office:value="0.795712">
                <text:p>0.795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1539">
                <text:p>33.1539</text:p>
              </table:table-cell>
              <table:table-cell office:value-type="float" office:value="0.787437">
                <text:p>0.787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306">
                <text:p>39.1306</text:p>
              </table:table-cell>
              <table:table-cell office:value-type="float" office:value="0.836835">
                <text:p>0.83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135">
                <text:p>33.2135</text:p>
              </table:table-cell>
              <table:table-cell office:value-type="float" office:value="0.840427">
                <text:p>0.840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958">
                <text:p>36.3958</text:p>
              </table:table-cell>
              <table:table-cell office:value-type="float" office:value="0.781624">
                <text:p>0.781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3318">
                <text:p>29.3318</text:p>
              </table:table-cell>
              <table:table-cell office:value-type="float" office:value="0.879299">
                <text:p>0.879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15">
                <text:p>34.0215</text:p>
              </table:table-cell>
              <table:table-cell office:value-type="float" office:value="0.877667">
                <text:p>0.877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5094">
                <text:p>33.5094</text:p>
              </table:table-cell>
              <table:table-cell office:value-type="float" office:value="0.877331">
                <text:p>0.877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682">
                <text:p>33.6682</text:p>
              </table:table-cell>
              <table:table-cell office:value-type="float" office:value="0.809949">
                <text:p>0.809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3484">
                <text:p>35.3484</text:p>
              </table:table-cell>
              <table:table-cell office:value-type="float" office:value="0.885741">
                <text:p>0.885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204">
                <text:p>42.0204</text:p>
              </table:table-cell>
              <table:table-cell office:value-type="float" office:value="0.896867">
                <text:p>0.896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668">
                <text:p>40.2668</text:p>
              </table:table-cell>
              <table:table-cell office:value-type="float" office:value="0.884378">
                <text:p>0.88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738">
                <text:p>32.0738</text:p>
              </table:table-cell>
              <table:table-cell office:value-type="float" office:value="0.933811">
                <text:p>0.933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8053">
                <text:p>33.8053</text:p>
              </table:table-cell>
              <table:table-cell office:value-type="float" office:value="0.958894">
                <text:p>0.958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26cm" svg:height="9.009cm" xlink:href=".." xlink:type="simple" chart:class="chart:bar" chart:style-name="ch1">
        <chart:legend chart:legend-position="end" svg:x="12.551cm" svg:y="3.956cm" style:legend-expansion="high" chart:style-name="ch2"/>
        <chart:plot-area chart:style-name="ch3" table:cell-range-address="Sheet1.B1:Sheet1.B21 Sheet1.E1:Sheet1.E21" chart:data-source-has-labels="row" svg:x="0.3cm" svg:y="0.18cm" svg:width="11.951cm" svg:height="8.649cm">
          <chartooo:coordinate-region svg:x="0.921cm" svg:y="0.38cm" svg:width="9.411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21" chart:label-cell-address="Sheet1.B1:Sheet1.B1" chart:class="chart:bar">
            <chart:data-point chart:repeated="20"/>
          </chart:series>
          <chart:series chart:attached-axis="secondary-y" chart:style-name="ch9" chart:values-cell-range-address="Sheet1.E2:Sheet1.E21" chart:label-cell-address="Sheet1.E1:Sheet1.E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space</text:p>
                <draw:g>
                  <svg:desc>Sheet1.B1:Sheet1.B1</svg:desc>
                </draw:g>
              </table:table-cell>
              <table:table-cell office:value-type="string">
                <text:p>HPW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1</svg:desc>
                </draw:g>
              </table:table-cell>
              <table:table-cell office:value-type="float" office:value="NaN">
                <text:p>NaN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235">
                <text:p>30.1235</text:p>
              </table:table-cell>
              <table:table-cell office:value-type="float" office:value="7345340">
                <text:p>7345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205">
                <text:p>33.7205</text:p>
              </table:table-cell>
              <table:table-cell office:value-type="float" office:value="7493620">
                <text:p>7493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306">
                <text:p>33.0306</text:p>
              </table:table-cell>
              <table:table-cell office:value-type="float" office:value="7249840">
                <text:p>7249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685">
                <text:p>34.2685</text:p>
              </table:table-cell>
              <table:table-cell office:value-type="float" office:value="7513990">
                <text:p>7513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802">
                <text:p>34.6802</text:p>
              </table:table-cell>
              <table:table-cell office:value-type="float" office:value="7513420">
                <text:p>75134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1539">
                <text:p>33.1539</text:p>
              </table:table-cell>
              <table:table-cell office:value-type="float" office:value="7470110">
                <text:p>7470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306">
                <text:p>39.1306</text:p>
              </table:table-cell>
              <table:table-cell office:value-type="float" office:value="7428600">
                <text:p>7428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135">
                <text:p>33.2135</text:p>
              </table:table-cell>
              <table:table-cell office:value-type="float" office:value="7576880">
                <text:p>7576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958">
                <text:p>36.3958</text:p>
              </table:table-cell>
              <table:table-cell office:value-type="float" office:value="7263740">
                <text:p>72637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3318">
                <text:p>29.3318</text:p>
              </table:table-cell>
              <table:table-cell office:value-type="float" office:value="7282030">
                <text:p>7282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15">
                <text:p>34.0215</text:p>
              </table:table-cell>
              <table:table-cell office:value-type="float" office:value="7513910">
                <text:p>7513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5094">
                <text:p>33.5094</text:p>
              </table:table-cell>
              <table:table-cell office:value-type="float" office:value="7262290">
                <text:p>72622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682">
                <text:p>33.6682</text:p>
              </table:table-cell>
              <table:table-cell office:value-type="float" office:value="7483310">
                <text:p>7483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3484">
                <text:p>35.3484</text:p>
              </table:table-cell>
              <table:table-cell office:value-type="float" office:value="7366430">
                <text:p>73664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204">
                <text:p>42.0204</text:p>
              </table:table-cell>
              <table:table-cell office:value-type="float" office:value="7705120">
                <text:p>7705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668">
                <text:p>40.2668</text:p>
              </table:table-cell>
              <table:table-cell office:value-type="float" office:value="7708840">
                <text:p>77088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738">
                <text:p>32.0738</text:p>
              </table:table-cell>
              <table:table-cell office:value-type="float" office:value="7198770">
                <text:p>71987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8053">
                <text:p>33.8053</text:p>
              </table:table-cell>
              <table:table-cell office:value-type="float" office:value="7239810">
                <text:p>72398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2cm" svg:height="9cm" xlink:href=".." xlink:type="simple" chart:class="chart:bar" chart:style-name="ch1">
        <chart:legend chart:legend-position="end" svg:x="11.147cm" svg:y="3.952cm" style:legend-expansion="high" chart:style-name="ch2"/>
        <chart:plot-area chart:style-name="ch3" table:cell-range-address="Sheet1.B1:Sheet1.B21 Sheet1.L1:Sheet1.L21" chart:data-source-has-labels="row" svg:x="0.272cm" svg:y="0.18cm" svg:width="10.603cm" svg:height="8.64cm">
          <chartooo:coordinate-region svg:x="1.079cm" svg:y="0.38cm" svg:width="9.17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2:Sheet1.B21" chart:label-cell-address="Sheet1.B1:Sheet1.B1" chart:class="chart:bar">
            <chart:data-point chart:repeated="20"/>
          </chart:series>
          <chart:series chart:attached-axis="primary-y" chart:style-name="ch9" chart:values-cell-range-address="Sheet1.L2:Sheet1.L21" chart:label-cell-address="Sheet1.L1:Sheet1.L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space</text:p>
                <draw:g>
                  <svg:desc>Sheet1.B1:Sheet1.B1</svg:desc>
                </draw:g>
              </table:table-cell>
              <table:table-cell office:value-type="string">
                <text:p>Temp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1</svg:desc>
                </draw:g>
              </table:table-cell>
              <table:table-cell office:value-type="float" office:value="NaN">
                <text:p>NaN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235">
                <text:p>30.1235</text:p>
              </table:table-cell>
              <table:table-cell office:value-type="float" office:value="362.55">
                <text:p>362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205">
                <text:p>33.7205</text:p>
              </table:table-cell>
              <table:table-cell office:value-type="float" office:value="368.52">
                <text:p>368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306">
                <text:p>33.0306</text:p>
              </table:table-cell>
              <table:table-cell office:value-type="float" office:value="362.18">
                <text:p>362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685">
                <text:p>34.2685</text:p>
              </table:table-cell>
              <table:table-cell office:value-type="float" office:value="362.17">
                <text:p>362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802">
                <text:p>34.6802</text:p>
              </table:table-cell>
              <table:table-cell office:value-type="float" office:value="362.53">
                <text:p>362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1539">
                <text:p>33.1539</text:p>
              </table:table-cell>
              <table:table-cell office:value-type="float" office:value="361.43">
                <text:p>361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306">
                <text:p>39.1306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135">
                <text:p>33.2135</text:p>
              </table:table-cell>
              <table:table-cell office:value-type="float" office:value="359.8">
                <text:p>35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958">
                <text:p>36.3958</text:p>
              </table:table-cell>
              <table:table-cell office:value-type="float" office:value="363.49">
                <text:p>363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3318">
                <text:p>29.3318</text:p>
              </table:table-cell>
              <table:table-cell office:value-type="float" office:value="357.79">
                <text:p>357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15">
                <text:p>34.0215</text:p>
              </table:table-cell>
              <table:table-cell office:value-type="float" office:value="361.12">
                <text:p>361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5094">
                <text:p>33.5094</text:p>
              </table:table-cell>
              <table:table-cell office:value-type="float" office:value="360.46">
                <text:p>36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682">
                <text:p>33.6682</text:p>
              </table:table-cell>
              <table:table-cell office:value-type="float" office:value="361.57">
                <text:p>361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3484">
                <text:p>35.3484</text:p>
              </table:table-cell>
              <table:table-cell office:value-type="float" office:value="360.78">
                <text:p>360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204">
                <text:p>42.0204</text:p>
              </table:table-cell>
              <table:table-cell office:value-type="float" office:value="357.39">
                <text:p>357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668">
                <text:p>40.2668</text:p>
              </table:table-cell>
              <table:table-cell office:value-type="float" office:value="356.7">
                <text:p>35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738">
                <text:p>32.0738</text:p>
              </table:table-cell>
              <table:table-cell office:value-type="float" office:value="360.92">
                <text:p>36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8053">
                <text:p>33.8053</text:p>
              </table:table-cell>
              <table:table-cell office:value-type="float" office:value="362.09">
                <text:p>362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05cm" svg:height="9.009cm" xlink:href=".." xlink:type="simple" chart:class="chart:bar" chart:style-name="ch1">
        <chart:legend chart:legend-position="end" svg:x="12.73cm" svg:y="3.956cm" style:legend-expansion="high" chart:style-name="ch2"/>
        <chart:plot-area chart:style-name="ch3" table:cell-range-address="Sheet1.B1:Sheet1.B21 Sheet1.D1:Sheet1.D20" chart:data-source-has-labels="row" svg:x="0.304cm" svg:y="0.18cm" svg:width="12.122cm" svg:height="8.649cm">
          <chartooo:coordinate-region svg:x="0.925cm" svg:y="0.38cm" svg:width="10.588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21" chart:label-cell-address="Sheet1.B1:Sheet1.B1" chart:class="chart:bar">
            <chart:data-point chart:repeated="20"/>
          </chart:series>
          <chart:series chart:attached-axis="secondary-y" chart:style-name="ch9" chart:values-cell-range-address="Sheet1.D2:Sheet1.D20" chart:label-cell-address="Sheet1.D1:Sheet1.D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space</text:p>
                <draw:g>
                  <svg:desc>Sheet1.B1:Sheet1.B1</svg:desc>
                </draw:g>
              </table:table-cell>
              <table:table-cell office:value-type="string">
                <text:p>Pow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1</svg:desc>
                </draw:g>
              </table:table-cell>
              <table:table-cell office:value-type="float" office:value="NaN">
                <text:p>NaN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235">
                <text:p>30.1235</text:p>
              </table:table-cell>
              <table:table-cell office:value-type="float" office:value="11.8903">
                <text:p>11.8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205">
                <text:p>33.7205</text:p>
              </table:table-cell>
              <table:table-cell office:value-type="float" office:value="12.6129">
                <text:p>12.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306">
                <text:p>33.0306</text:p>
              </table:table-cell>
              <table:table-cell office:value-type="float" office:value="11.5629">
                <text:p>11.5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685">
                <text:p>34.2685</text:p>
              </table:table-cell>
              <table:table-cell office:value-type="float" office:value="11.388">
                <text:p>11.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802">
                <text:p>34.6802</text:p>
              </table:table-cell>
              <table:table-cell office:value-type="float" office:value="11.7728">
                <text:p>11.7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1539">
                <text:p>33.1539</text:p>
              </table:table-cell>
              <table:table-cell office:value-type="float" office:value="12.0021">
                <text:p>12.0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306">
                <text:p>39.1306</text:p>
              </table:table-cell>
              <table:table-cell office:value-type="float" office:value="11.4394">
                <text:p>11.4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135">
                <text:p>33.2135</text:p>
              </table:table-cell>
              <table:table-cell office:value-type="float" office:value="11.3944">
                <text:p>11.3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958">
                <text:p>36.3958</text:p>
              </table:table-cell>
              <table:table-cell office:value-type="float" office:value="12.2651">
                <text:p>12.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3318">
                <text:p>29.3318</text:p>
              </table:table-cell>
              <table:table-cell office:value-type="float" office:value="11.2066">
                <text:p>11.2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15">
                <text:p>34.0215</text:p>
              </table:table-cell>
              <table:table-cell office:value-type="float" office:value="11.2603">
                <text:p>11.2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5094">
                <text:p>33.5094</text:p>
              </table:table-cell>
              <table:table-cell office:value-type="float" office:value="11.3291">
                <text:p>11.3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682">
                <text:p>33.6682</text:p>
              </table:table-cell>
              <table:table-cell office:value-type="float" office:value="12.3496">
                <text:p>12.3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3484">
                <text:p>35.3484</text:p>
              </table:table-cell>
              <table:table-cell office:value-type="float" office:value="11.3681">
                <text:p>11.3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204">
                <text:p>42.0204</text:p>
              </table:table-cell>
              <table:table-cell office:value-type="float" office:value="11.3468">
                <text:p>11.3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668">
                <text:p>40.2668</text:p>
              </table:table-cell>
              <table:table-cell office:value-type="float" office:value="11.5521">
                <text:p>11.5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738">
                <text:p>32.0738</text:p>
              </table:table-cell>
              <table:table-cell office:value-type="float" office:value="11.3034">
                <text:p>11.3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8053">
                <text:p>33.80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32cm" svg:height="9cm" xlink:href=".." xlink:type="simple" chart:class="chart:bar" chart:style-name="ch1">
        <chart:legend chart:legend-position="end" svg:x="9.907cm" svg:y="3.952cm" style:legend-expansion="high" chart:style-name="ch2"/>
        <chart:plot-area chart:style-name="ch3" table:cell-range-address="Sheet1.B1:Sheet1.B21 Sheet1.N1:Sheet1.N21" chart:data-source-has-labels="row" svg:x="0.256cm" svg:y="0.18cm" svg:width="9.395cm" svg:height="8.64cm">
          <chartooo:coordinate-region svg:x="0.877cm" svg:y="0.379cm" svg:width="8.1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2:Sheet1.B21" chart:label-cell-address="Sheet1.B1:Sheet1.B1" chart:class="chart:bar">
            <chart:data-point chart:repeated="20"/>
          </chart:series>
          <chart:series chart:attached-axis="primary-y" chart:style-name="ch9" chart:values-cell-range-address="Sheet1.N2:Sheet1.N21" chart:label-cell-address="Sheet1.N1:Sheet1.N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dspace</text:p>
                <draw:g>
                  <svg:desc>Sheet1.B1:Sheet1.B1</svg:desc>
                </draw:g>
              </table:table-cell>
              <table:table-cell office:value-type="string">
                <text:p>Delay * Power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1</svg:desc>
                </draw:g>
              </table:table-cell>
              <table:table-cell office:value-type="float" office:value="0">
                <text:p>0</text:p>
                <draw:g>
                  <svg:desc>Sheet1.N2:Sheet1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1235">
                <text:p>30.1235</text:p>
              </table:table-cell>
              <table:table-cell office:value-type="float" office:value="9.0504445286">
                <text:p>9.050444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205">
                <text:p>33.7205</text:p>
              </table:table-cell>
              <table:table-cell office:value-type="float" office:value="9.1422587586">
                <text:p>9.1422587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306">
                <text:p>33.0306</text:p>
              </table:table-cell>
              <table:table-cell office:value-type="float" office:value="9.2426537973">
                <text:p>9.2426537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685">
                <text:p>34.2685</text:p>
              </table:table-cell>
              <table:table-cell office:value-type="float" office:value="9.295250016">
                <text:p>9.29525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6802">
                <text:p>34.6802</text:p>
              </table:table-cell>
              <table:table-cell office:value-type="float" office:value="9.3677582336">
                <text:p>9.3677582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1539">
                <text:p>33.1539</text:p>
              </table:table-cell>
              <table:table-cell office:value-type="float" office:value="9.4508976177">
                <text:p>9.4508976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306">
                <text:p>39.1306</text:p>
              </table:table-cell>
              <table:table-cell office:value-type="float" office:value="9.572890299">
                <text:p>9.572890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2135">
                <text:p>33.2135</text:p>
              </table:table-cell>
              <table:table-cell office:value-type="float" office:value="9.5761614088">
                <text:p>9.5761614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958">
                <text:p>36.3958</text:p>
              </table:table-cell>
              <table:table-cell office:value-type="float" office:value="9.5866965224">
                <text:p>9.5866965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3318">
                <text:p>29.3318</text:p>
              </table:table-cell>
              <table:table-cell office:value-type="float" office:value="9.8539521734">
                <text:p>9.8539521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215">
                <text:p>34.0215</text:p>
              </table:table-cell>
              <table:table-cell office:value-type="float" office:value="9.8827937201">
                <text:p>9.8827937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5094">
                <text:p>33.5094</text:p>
              </table:table-cell>
              <table:table-cell office:value-type="float" office:value="9.9393706321">
                <text:p>9.9393706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682">
                <text:p>33.6682</text:p>
              </table:table-cell>
              <table:table-cell office:value-type="float" office:value="10.0025461704">
                <text:p>10.0025461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3484">
                <text:p>35.3484</text:p>
              </table:table-cell>
              <table:table-cell office:value-type="float" office:value="10.0691922621">
                <text:p>10.0691922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204">
                <text:p>42.0204</text:p>
              </table:table-cell>
              <table:table-cell office:value-type="float" office:value="10.1765704756">
                <text:p>10.1765704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668">
                <text:p>40.2668</text:p>
              </table:table-cell>
              <table:table-cell office:value-type="float" office:value="10.2164230938">
                <text:p>10.216423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738">
                <text:p>32.0738</text:p>
              </table:table-cell>
              <table:table-cell office:value-type="float" office:value="10.5552392574">
                <text:p>10.5552392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8053">
                <text:p>33.8053</text:p>
              </table:table-cell>
              <table:table-cell office:value-type="float" office:value="10.865707361">
                <text:p>10.8657073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